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3.11cm"/>
    </style:style>
    <style:style style:name="co3" style:family="table-column">
      <style:table-column-properties fo:break-before="auto" style:column-width="3.775cm"/>
    </style:style>
    <style:style style:name="co4" style:family="table-column">
      <style:table-column-properties fo:break-before="auto" style:column-width="2.678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57cm"/>
    </style:style>
    <style:style style:name="co9" style:family="table-column">
      <style:table-column-properties fo:break-before="auto" style:column-width="2.88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2.842cm"/>
    </style:style>
    <style:style style:name="co12" style:family="table-column">
      <style:table-column-properties fo:break-before="auto" style:column-width="3.17cm"/>
    </style:style>
    <style:style style:name="co13" style:family="table-column">
      <style:table-column-properties fo:break-before="auto" style:column-width="2.424cm"/>
    </style:style>
    <style:style style:name="co14" style:family="table-column">
      <style:table-column-properties fo:break-before="auto" style:column-width="3.244cm"/>
    </style:style>
    <style:style style:name="co15" style:family="table-column">
      <style:table-column-properties fo:break-before="auto" style:column-width="3.9cm"/>
    </style:style>
    <style:style style:name="co16" style:family="table-column">
      <style:table-column-properties fo:break-before="auto" style:column-width="2.496cm"/>
    </style:style>
    <style:style style:name="co17" style:family="table-column">
      <style:table-column-properties fo:break-before="auto" style:column-width="2.752cm"/>
    </style:style>
    <style:style style:name="co18" style:family="table-column">
      <style:table-column-properties fo:break-before="auto" style:column-width="3.33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1.64cm"/>
    </style:style>
    <style:style style:name="co21" style:family="table-column">
      <style:table-column-properties fo:break-before="auto" style:column-width="1.676cm"/>
    </style:style>
    <style:style style:name="co22" style:family="table-column">
      <style:table-column-properties fo:break-before="auto" style:column-width="1.84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1.879cm" fo:break-before="auto" style:use-optimal-row-height="false"/>
    </style:style>
    <style:style style:name="ro7" style:family="table-row">
      <style:table-row-properties style:row-height="3.44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61cm" fo:break-before="auto" style:use-optimal-row-height="false"/>
    </style:style>
    <style:style style:name="ro13" style:family="table-row">
      <style:table-row-properties style:row-height="0.609cm" fo:break-before="auto" style:use-optimal-row-height="false"/>
    </style:style>
    <style:style style:name="ro14" style:family="table-row">
      <style:table-row-properties style:row-height="1.614cm" fo:break-before="auto" style:use-optimal-row-height="false"/>
    </style:style>
    <style:style style:name="ro15" style:family="table-row">
      <style:table-row-properties style:row-height="2.117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1a1a1a" style:diagonal-bl-tr="none" style:diagonal-tl-br="none" fo:border-left="1.76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0.74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 style:data-style-name="N100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4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1a1a1a" style:diagonal-bl-tr="none" style:diagonal-tl-br="none" fo:border-left="none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 style:data-style-name="N101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1a1a1a" style:diagonal-bl-tr="none" style:diagonal-tl-br="none" fo:border-left="0.74pt solid #1a1a1a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1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1a1a1a" style:diagonal-bl-tr="none" style:diagonal-tl-br="none" fo:border-left="0.74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13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ackground-color="#00ccff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1.76pt solid #1a1a1a" style:diagonal-bl-tr="none" style:diagonal-tl-br="none" fo:border-left="1.76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ackground-color="#ffff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11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1.76pt solid #1a1a1a" style:diagonal-bl-tr="none" style:diagonal-tl-br="none" fo:border-left="none" fo:border-right="1.76pt solid #1a1a1a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12">
      <style:table-cell-properties fo:border-bottom="1.76pt solid #1a1a1a" fo:background-color="#dddddd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>
      <style:table-cell-properties fo:border-bottom="1.76pt solid #1a1a1a" fo:background-color="#dddddd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12">
      <style:table-cell-properties fo:background-color="#ffcc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fo:border-bottom="1.76pt solid #1a1a1a" fo:background-color="#ffcc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4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4">
      <style:table-cell-properties fo:border-bottom="0.74pt solid #1a1a1a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5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4">
      <style:table-cell-properties fo:border-bottom="0.74pt solid #1a1a1a" fo:background-color="#ffff66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4">
      <style:table-cell-properties fo:border-bottom="0.74pt solid #1a1a1a" fo:background-color="#ffff00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" style:family="text">
      <style:text-properties fo:color="#000000" style:font-name="Times New Roman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imes New Roman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visibility="collapse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number-columns-repeated="39" table:default-cell-style-name="Default"/>
        <table:table-column table:style-name="co21" table:number-columns-repeated="189" table:default-cell-style-name="Default"/>
        <table:table-column table:style-name="co22" table:number-columns-repeated="769" table:default-cell-style-name="Default"/>
        <table:table-row table:style-name="ro1">
          <table:table-cell table:style-name="ce1"/>
          <table:table-cell table:style-name="ce106" office:value-type="string" calcext:value-type="string">
            <text:p><text:span text:style-name="T1">{d.currentDate:convDate(YYYY-MM-DD, MM/DD/YYYY</text:span>)}</text:p>
          </table:table-cell>
          <table:table-cell table:style-name="ce23"/>
          <table:table-cell table:style-name="ce26"/>
          <table:table-cell table:style-name="ce11" table:number-columns-repeated="4"/>
          <table:table-cell table:style-name="ce47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Публичное акционерное общество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6"/>
          <table:table-cell table:style-name="ce11" table:number-columns-repeated="206"/>
          <table:table-cell table:style-name="ce96" table:number-columns-repeated="22"/>
          <table:table-cell table:number-columns-repeated="769"/>
        </table:table-row>
        <table:table-row table:style-name="ro2">
          <table:table-cell table:style-name="ce2" table:number-columns-repeated="2"/>
          <table:table-cell table:style-name="ce11" table:number-columns-repeated="6"/>
          <table:table-cell table:style-name="ce2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"БыстроБанк"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3">
          <table:table-cell table:style-name="ce2"/>
          <table:table-cell table:style-name="ce11" table:number-columns-repeated="7"/>
          <table:table-cell table:style-name="ce48" office:value-type="string" calcext:value-type="string">
            <text:p>Группа сопровождения и учета казначейских операций </text:p>
          </table:table-cell>
          <table:table-cell table:style-name="ce11"/>
          <table:table-cell table:style-name="ce59" table:number-columns-repeated="3"/>
          <table:table-cell table:style-name="ce69"/>
          <table:table-cell table:style-name="ce75"/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4">
          <table:table-cell table:style-name="ce2"/>
          <table:table-cell table:style-name="ce12" office:value-type="string" calcext:value-type="string">
            <text:p>Определение <text:s/>справедливой стоимости ценной бумаги, существенности отклонения справедливой стоимости и цены приобретения ценной бумаги </text:p>
          </table:table-cell>
          <table:table-cell table:style-name="ce12" table:number-columns-repeated="5"/>
          <table:table-cell table:style-name="ce43"/>
          <table:table-cell table:style-name="ce12"/>
          <table:table-cell table:style-name="ce55" table:number-columns-repeated="3"/>
          <table:table-cell table:style-name="ce64"/>
          <table:table-cell table:style-name="ce70"/>
          <table:table-cell table:style-name="ce64" table:number-columns-repeated="3"/>
          <table:table-cell table:style-name="ce87"/>
          <table:table-cell table:style-name="ce64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5">
          <table:table-cell table:style-name="ce2"/>
          <table:table-cell table:style-name="ce13" office:value-type="string" calcext:value-type="string">
            <text:p>Основной рынок: <text:s/>"Московская биржа ММВБ-РТС"</text:p>
          </table:table-cell>
          <table:table-cell table:style-name="ce13" table:number-columns-repeated="17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6">
          <table:table-cell table:style-name="ce3" office:value-type="string" calcext:value-type="string" table:number-columns-spanned="1" table:number-rows-spanned="2">
            <text:p>№</text:p>
            <text:p>п/п</text:p>
          </table:table-cell>
          <table:table-cell table:style-name="ce14" office:value-type="string" calcext:value-type="string" table:number-columns-spanned="1" table:number-rows-spanned="2">
            <text:p>Наимено- вание ЦБ</text:p>
          </table:table-cell>
          <table:table-cell table:style-name="ce24" office:value-type="string" calcext:value-type="string" table:number-columns-spanned="1" table:number-rows-spanned="2">
            <text:p>ISIN</text:p>
          </table:table-cell>
          <table:table-cell table:style-name="ce27" office:value-type="string" calcext:value-type="string" table:number-columns-spanned="1" table:number-rows-spanned="2">
            <text:p>Объем выпуска шт.</text:p>
            <text:p>(шт)</text:p>
          </table:table-cell>
          <table:table-cell table:style-name="ce31" office:value-type="string" calcext:value-type="string" table:number-columns-spanned="1" table:number-rows-spanned="2">
            <text:p>Цена сделки (приобретения ценной бумаги), руб.</text:p>
          </table:table-cell>
          <table:table-cell table:style-name="ce36" office:value-type="string" calcext:value-type="string" table:number-columns-spanned="1" table:number-rows-spanned="2">
            <text:p>Справед- ливая стоимость, руб.</text:p>
          </table:table-cell>
          <table:table-cell table:style-name="ce41" office:value-type="string" calcext:value-type="string" table:number-columns-spanned="1" table:number-rows-spanned="2">
            <text:p>Существенность отклонения, %% <text:s/>(не более 10%)</text:p>
          </table:table-cell>
          <table:table-cell table:style-name="ce44" office:value-type="string" calcext:value-type="string" table:number-columns-spanned="5" table:number-rows-spanned="1">
            <text:p>Исходные данные 1-го уровня</text:p>
          </table:table-cell>
          <table:covered-table-cell table:number-columns-repeated="3" table:style-name="ce49"/>
          <table:covered-table-cell table:style-name="ce62"/>
          <table:table-cell table:style-name="ce161" office:value-type="string" calcext:value-type="string" table:number-columns-spanned="2" table:number-rows-spanned="1">
            <text:p>Исходные данные 2-го уровня</text:p>
          </table:table-cell>
          <table:covered-table-cell table:style-name="ce49"/>
          <table:table-cell table:style-name="ce76" office:value-type="string" calcext:value-type="string">
            <text:p>Исходные данные 3-го уровня</text:p>
          </table:table-cell>
          <table:table-cell table:style-name="ce80"/>
          <table:table-cell table:style-name="ce84"/>
          <table:table-cell table:style-name="ce88" table:number-columns-repeated="3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7">
          <table:covered-table-cell table:style-name="ce4"/>
          <table:covered-table-cell table:style-name="ce15"/>
          <table:covered-table-cell table:style-name="ce25"/>
          <table:covered-table-cell table:style-name="ce28"/>
          <table:covered-table-cell table:style-name="ce32"/>
          <table:covered-table-cell table:number-columns-repeated="2" table:style-name="ce37"/>
          <table:table-cell table:style-name="ce45" office:value-type="string" calcext:value-type="string">
            <text:p>Количество дней, в которые заключались сделки с ЦБ, <text:s/>дней *(1)</text:p>
          </table:table-cell>
          <table:table-cell table:style-name="ce50" office:value-type="string" calcext:value-type="string">
            <text:p>Количество совершенных сделок, шт. *(2)</text:p>
          </table:table-cell>
          <table:table-cell table:style-name="ce56" office:value-type="string" calcext:value-type="string">
            <text:p>Суммарный объем торгов по ценной бумаге, <text:s/>% *(3)</text:p>
          </table:table-cell>
          <table:table-cell table:style-name="ce60" office:value-type="string" calcext:value-type="string">
            <text:p>Активный рынок, 1-й уровень исходных данных: (ДА/НЕТ)</text:p>
          </table:table-cell>
          <table:table-cell table:style-name="ce63" office:value-type="string" calcext:value-type="string">
            <text:p>Ценная бумага приобретена в процессе первичного размещения *(4)</text:p>
          </table:table-cell>
          <table:table-cell table:style-name="ce66" office:value-type="string" calcext:value-type="string">
            <text:p>Корректировока на низкую активность рынка *(5)</text:p>
          </table:table-cell>
          <table:table-cell table:style-name="ce71" office:value-type="string" calcext:value-type="string">
            <text:p>Цена ЦБ, определена рыночным методом *(6)</text:p>
          </table:table-cell>
          <table:table-cell table:style-name="ce77" office:value-type="string" calcext:value-type="string">
            <text:p>Цена ЦБ, определена доходным методом *(6)</text:p>
          </table:table-cell>
          <table:table-cell table:style-name="ce81" office:value-type="string" calcext:value-type="string">
            <text:p>Суммарный объем торгов по ценной бумаге, <text:s/>%</text:p>
          </table:table-cell>
          <table:table-cell table:style-name="ce85" office:value-type="string" calcext:value-type="string">
            <text:p>Активный рынок, 1-й уровень исходных данных: (ДА/НЕТ)</text:p>
          </table:table-cell>
          <table:table-cell table:style-name="ce89" table:number-columns-repeated="2"/>
          <table:table-cell table:style-name="ce92"/>
          <table:table-cell table:style-name="ce93"/>
          <table:table-cell table:style-name="ce95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6" office:value-type="string" calcext:value-type="string">
            <text:p>Башнефть04</text:p>
          </table:table-cell>
          <table:table-cell table:style-name="ce16" office:value-type="string" calcext:value-type="string">
            <text:p>RU000A0JS3U0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]&gt;0;(ABS([.F8]-[.E8]))*100/(MIN([.E8:.F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8]&gt;4;[.I8]&gt;9;[.J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7" office:value-type="string" calcext:value-type="string">
            <text:p>Башнефть07</text:p>
          </table:table-cell>
          <table:table-cell table:style-name="ce16" office:value-type="string" calcext:value-type="string">
            <text:p>RU000A0JTM36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9]&gt;0;(ABS([.F9]-[.E9]))*100/(MIN([.E9:.F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9]&gt;4;[.I9]&gt;9;[.J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 office:value-type="string" calcext:value-type="string">
            <text:p>ДА</text:p>
          </table:table-cell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8" office:value-type="string" calcext:value-type="string">
            <text:p>Башнефть09</text:p>
          </table:table-cell>
          <table:table-cell table:style-name="ce18" office:value-type="string" calcext:value-type="string">
            <text:p>RU000A0JTM51 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10]&gt;0;(ABS([.F10]-[.E10]))*100/(MIN([.E10:.F1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0]&gt;4;[.I10]&gt;9;[.J1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1]&gt;0;(ABS([.F11]-[.E11]))*100/(MIN([.E11:.F1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1]&gt;4;[.I11]&gt;9;[.J1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2]&gt;0;(ABS([.F12]-[.E12]))*100/(MIN([.E12:.F1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2]&gt;4;[.I12]&gt;9;[.J1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3]&gt;0;(ABS([.F13]-[.E13]))*100/(MIN([.E13:.F1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3]&gt;4;[.I13]&gt;9;[.J1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4]&gt;0;(ABS([.F14]-[.E14]))*100/(MIN([.E14:.F1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4]&gt;4;[.I14]&gt;9;[.J1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5]&gt;0;(ABS([.F15]-[.E15]))*100/(MIN([.E15:.F1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5]&gt;4;[.I15]&gt;9;[.J1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6]&gt;0;(ABS([.F16]-[.E16]))*100/(MIN([.E16:.F1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6]&gt;4;[.I16]&gt;9;[.J1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7]&gt;0;(ABS([.F17]-[.E17]))*100/(MIN([.E17:.F1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7]&gt;4;[.I17]&gt;9;[.J1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8]&gt;0;(ABS([.F18]-[.E18]))*100/(MIN([.E18:.F1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8]&gt;4;[.I18]&gt;9;[.J1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3"/>
          <table:table-cell table:style-name="ce35"/>
          <table:table-cell table:style-name="ce42" table:formula="of:=IF([.E19]&gt;0;(ABS([.F19]-[.E19]))*100/(MIN([.E19:.F1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9]&gt;4;[.I19]&gt;9;[.J1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0]&gt;0;(ABS([.F20]-[.E20]))*100/(MIN([.E20:.F2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0]&gt;4;[.I20]&gt;9;[.J2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1]&gt;0;(ABS([.F21]-[.E21]))*100/(MIN([.E21:.F2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1]&gt;4;[.I21]&gt;9;[.J2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2]&gt;0;(ABS([.F22]-[.E22]))*100/(MIN([.E22:.F2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2]&gt;4;[.I22]&gt;9;[.J2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3]&gt;0;(ABS([.F23]-[.E23]))*100/(MIN([.E23:.F2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3]&gt;4;[.I23]&gt;9;[.J2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4]&gt;0;(ABS([.F24]-[.E24]))*100/(MIN([.E24:.F2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4]&gt;4;[.I24]&gt;9;[.J2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5]&gt;0;(ABS([.F25]-[.E25]))*100/(MIN([.E25:.F2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5]&gt;4;[.I25]&gt;9;[.J2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6]&gt;0;(ABS([.F26]-[.E26]))*100/(MIN([.E26:.F2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6]&gt;4;[.I26]&gt;9;[.J2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7]&gt;0;(ABS([.F27]-[.E27]))*100/(MIN([.E27:.F27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7]&gt;4;[.I27]&gt;9;[.J2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8]&gt;0;(ABS([.F28]-[.E28]))*100/(MIN([.E28:.F28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8]&gt;4;[.I28]&gt;9;[.J2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9]&gt;0;(ABS([.F29]-[.E29]))*100/(MIN([.E29:.F29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9]&gt;4;[.I29]&gt;9;[.J2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0]&gt;0;(ABS([.F30]-[.E30]))*100/(MIN([.E30:.F30]));&quot;&quot;)">
            <text:p/>
          </table:table-cell>
          <table:table-cell table:style-name="ce46" table:number-columns-repeated="3"/>
          <table:table-cell table:style-name="ce46" table:formula="of:=IF(AND([.H30]&gt;4;[.I30]&gt;9;[.J3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1]&gt;0;(ABS([.F31]-[.E31]))*100/(MIN([.E31:.F31]));&quot;&quot;)">
            <text:p/>
          </table:table-cell>
          <table:table-cell table:style-name="ce46" table:number-columns-repeated="3"/>
          <table:table-cell table:style-name="ce46" table:formula="of:=IF(AND([.H31]&gt;4;[.I31]&gt;9;[.J3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2]&gt;0;(ABS([.F32]-[.E32]))*100/(MIN([.E32:.F32]));&quot;&quot;)">
            <text:p/>
          </table:table-cell>
          <table:table-cell table:style-name="ce46" table:number-columns-repeated="3"/>
          <table:table-cell table:style-name="ce46" table:formula="of:=IF(AND([.H32]&gt;4;[.I32]&gt;9;[.J3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3]&gt;0;(ABS([.F33]-[.E33]))*100/(MIN([.E33:.F33]));&quot;&quot;)">
            <text:p/>
          </table:table-cell>
          <table:table-cell table:style-name="ce46" table:number-columns-repeated="3"/>
          <table:table-cell table:style-name="ce46" table:formula="of:=IF(AND([.H33]&gt;4;[.I33]&gt;9;[.J3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4]&gt;0;(ABS([.F34]-[.E34]))*100/(MIN([.E34:.F34]));&quot;&quot;)">
            <text:p/>
          </table:table-cell>
          <table:table-cell table:style-name="ce46" table:number-columns-repeated="3"/>
          <table:table-cell table:style-name="ce46" table:formula="of:=IF(AND([.H34]&gt;4;[.I34]&gt;9;[.J3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5]&gt;0;(ABS([.F35]-[.E35]))*100/(MIN([.E35:.F35]));&quot;&quot;)">
            <text:p/>
          </table:table-cell>
          <table:table-cell table:style-name="ce46" table:number-columns-repeated="3"/>
          <table:table-cell table:style-name="ce46" table:formula="of:=IF(AND([.H35]&gt;4;[.I35]&gt;9;[.J3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6]&gt;0;(ABS([.F36]-[.E36]))*100/(MIN([.E36:.F36]));&quot;&quot;)">
            <text:p/>
          </table:table-cell>
          <table:table-cell table:style-name="ce46" table:number-columns-repeated="3"/>
          <table:table-cell table:style-name="ce46" table:formula="of:=IF(AND([.H36]&gt;4;[.I36]&gt;9;[.J3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3"/>
          <table:table-cell table:style-name="ce35"/>
          <table:table-cell table:style-name="ce42" table:formula="of:=IF([.E37]&gt;0;(ABS([.F37]-[.E37]))*100/(MIN([.E37:.F37]));&quot;&quot;)">
            <text:p/>
          </table:table-cell>
          <table:table-cell table:style-name="ce46" table:number-columns-repeated="3"/>
          <table:table-cell table:style-name="ce46" table:formula="of:=IF(AND([.H37]&gt;4;[.I37]&gt;9;[.J3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].ticker}</text:p>
          </table:table-cell>
          <table:table-cell table:style-name="ce20" office:value-type="string" calcext:value-type="string">
            <text:p>{d.stockValuations[i].isin}</text:p>
          </table:table-cell>
          <table:table-cell table:style-name="ce29" office:value-type="string" calcext:value-type="string">
            <text:p>{d.stockValuations[i].initialVolume}</text:p>
          </table:table-cell>
          <table:table-cell table:style-name="ce34"/>
          <table:table-cell table:style-name="ce35" office:value-type="string" calcext:value-type="string">
            <text:p>{d.stockValuations[i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].countDays}</text:p>
          </table:table-cell>
          <table:table-cell table:style-name="ce46" office:value-type="string" calcext:value-type="string">
            <text:p>{d.stockValuations[i].countDeals}</text:p>
          </table:table-cell>
          <table:table-cell table:style-name="ce46" office:value-type="string" calcext:value-type="string">
            <text:p>{d.stockValuations[i].tradingVolume}</text:p>
          </table:table-cell>
          <table:table-cell table:style-name="ce46" office:value-type="string" calcext:value-type="string">
            <text:p>{d.stockValuations[i].active}</text:p>
          </table:table-cell>
          <table:table-cell table:style-name="ce46" office:value-type="string" calcext:value-type="string">
            <text:p>НЕТ</text:p>
          </table:table-cell>
          <table:table-cell table:style-name="ce67" office:value-type="string" calcext:value-type="string">
            <text:p>{d.stockValuations[i].adjustment}</text:p>
          </table:table-cell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39]&gt;0;(ABS([.F39]-[.E39]))*100/(MIN([.E39:.F39]));&quot;&quot;)">
            <text:p/>
          </table:table-cell>
          <table:table-cell table:style-name="ce46" table:number-columns-repeated="3"/>
          <table:table-cell table:style-name="ce46" table:formula="of:=IF(AND([.H39]&gt;4;[.I39]&gt;9;[.J3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0]&gt;0;(ABS([.F40]-[.E40]))*100/(MIN([.E40:.F40]));&quot;&quot;)">
            <text:p/>
          </table:table-cell>
          <table:table-cell table:style-name="ce46" table:number-columns-repeated="3"/>
          <table:table-cell table:style-name="ce46" table:formula="of:=IF(AND([.H40]&gt;4;[.I40]&gt;9;[.J4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1]&gt;0;(ABS([.F41]-[.E41]))*100/(MIN([.E41:.F41]));&quot;&quot;)">
            <text:p/>
          </table:table-cell>
          <table:table-cell table:style-name="ce46" table:number-columns-repeated="3"/>
          <table:table-cell table:style-name="ce46" table:formula="of:=IF(AND([.H41]&gt;4;[.I41]&gt;9;[.J4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2]&gt;0;(ABS([.F42]-[.E42]))*100/(MIN([.E42:.F42]));&quot;&quot;)">
            <text:p/>
          </table:table-cell>
          <table:table-cell table:style-name="ce46" table:number-columns-repeated="3"/>
          <table:table-cell table:style-name="ce46" table:formula="of:=IF(AND([.H42]&gt;4;[.I42]&gt;9;[.J4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3]&gt;0;(ABS([.F43]-[.E43]))*100/(MIN([.E43:.F43]));&quot;&quot;)">
            <text:p/>
          </table:table-cell>
          <table:table-cell table:style-name="ce46" table:number-columns-repeated="3"/>
          <table:table-cell table:style-name="ce46" table:formula="of:=IF(AND([.H43]&gt;4;[.I43]&gt;9;[.J4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4]&gt;0;(ABS([.F44]-[.E44]))*100/(MIN([.E44:.F44]));&quot;&quot;)">
            <text:p/>
          </table:table-cell>
          <table:table-cell table:style-name="ce46" table:number-columns-repeated="3"/>
          <table:table-cell table:style-name="ce46" table:formula="of:=IF(AND([.H44]&gt;4;[.I44]&gt;9;[.J4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+1].ticker}</text:p>
          </table:table-cell>
          <table:table-cell table:style-name="ce20" office:value-type="string" calcext:value-type="string">
            <text:p><text:span text:style-name="T2">{d.stockValuations[i+1].isin</text:span>}</text:p>
          </table:table-cell>
          <table:table-cell table:style-name="ce29" office:value-type="string" calcext:value-type="string">
            <text:p>{d.stockValuations[i+1].initialVolume}</text:p>
          </table:table-cell>
          <table:table-cell table:style-name="ce34"/>
          <table:table-cell table:style-name="ce35" office:value-type="string" calcext:value-type="string">
            <text:p>{d.stockValuations[i+1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+1].countDays}</text:p>
          </table:table-cell>
          <table:table-cell table:style-name="ce46" office:value-type="string" calcext:value-type="string">
            <text:p>{d.stockValuations[i+1].countDeals}</text:p>
          </table:table-cell>
          <table:table-cell table:style-name="ce46" office:value-type="string" calcext:value-type="string">
            <text:p>{d.stockValuations[i+1].tradingVolume}</text:p>
          </table:table-cell>
          <table:table-cell table:style-name="ce46" office:value-type="string" calcext:value-type="string">
            <text:p>{d.stockValuations[i+1].active}</text:p>
          </table:table-cell>
          <table:table-cell table:style-name="ce46" office:value-type="string" calcext:value-type="string">
            <text:p>НЕТ</text:p>
          </table:table-cell>
          <table:table-cell table:style-name="ce67" office:value-type="string" calcext:value-type="string">
            <text:p>{d.stockValuations[i+1].adjustment}</text:p>
          </table:table-cell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6]&gt;0;(ABS([.F46]-[.E46]))*100/(MIN([.E46:.F46]));&quot;&quot;)">
            <text:p/>
          </table:table-cell>
          <table:table-cell table:style-name="ce46" table:number-columns-repeated="3"/>
          <table:table-cell table:style-name="ce46" table:formula="of:=IF(AND([.H46]&gt;4;[.I46]&gt;9;[.J4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7]&gt;0;(ABS([.F47]-[.E47]))*100/(MIN([.E47:.F47]));&quot;&quot;)">
            <text:p/>
          </table:table-cell>
          <table:table-cell table:style-name="ce46" table:number-columns-repeated="3"/>
          <table:table-cell table:style-name="ce46" table:formula="of:=IF(AND([.H47]&gt;4;[.I47]&gt;9;[.J4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8]&gt;0;(ABS([.F48]-[.E48]))*100/(MIN([.E48:.F48]));&quot;&quot;)">
            <text:p/>
          </table:table-cell>
          <table:table-cell table:style-name="ce46" table:number-columns-repeated="3"/>
          <table:table-cell table:style-name="ce46" table:formula="of:=IF(AND([.H48]&gt;4;[.I48]&gt;9;[.J4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9]&gt;0;(ABS([.F49]-[.E49]))*100/(MIN([.E49:.F49]));&quot;&quot;)">
            <text:p/>
          </table:table-cell>
          <table:table-cell table:style-name="ce46" table:number-columns-repeated="3"/>
          <table:table-cell table:style-name="ce46" table:formula="of:=IF(AND([.H49]&gt;4;[.I49]&gt;9;[.J4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0]&gt;0;(ABS([.F50]-[.E50]))*100/(MIN([.E50:.F50]));&quot;&quot;)">
            <text:p/>
          </table:table-cell>
          <table:table-cell table:style-name="ce46" table:number-columns-repeated="3"/>
          <table:table-cell table:style-name="ce46" table:formula="of:=IF(AND([.H50]&gt;4;[.I50]&gt;9;[.J5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1]&gt;0;(ABS([.F51]-[.E51]))*100/(MIN([.E51:.F51]));&quot;&quot;)">
            <text:p/>
          </table:table-cell>
          <table:table-cell table:style-name="ce46" table:number-columns-repeated="3"/>
          <table:table-cell table:style-name="ce46" table:formula="of:=IF(AND([.H51]&gt;4;[.I51]&gt;9;[.J5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8" office:value-type="string" calcext:value-type="string">
            <text:p>ВТБ Б1-252</text:p>
          </table:table-cell>
          <table:table-cell table:style-name="ce18" office:value-type="string" calcext:value-type="string">
            <text:p>RU000A1046G0 </text:p>
          </table:table-cell>
          <table:table-cell table:style-name="ce29" office:value-type="float" office:value="9119408" calcext:value-type="float">
            <text:p>9 119 408</text:p>
          </table:table-cell>
          <table:table-cell table:style-name="ce34"/>
          <table:table-cell table:style-name="ce35"/>
          <table:table-cell table:style-name="ce42" table:formula="of:=IF([.E52]&gt;0;(ABS([.F52]-[.E52]))*100/(MIN([.E52:.F52]));&quot;&quot;)">
            <text:p/>
          </table:table-cell>
          <table:table-cell table:style-name="ce46" table:number-columns-repeated="3"/>
          <table:table-cell table:style-name="ce46" table:formula="of:=IF(AND([.H52]&gt;4;[.I52]&gt;9;[.J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3</text:p>
          </table:table-cell>
          <table:table-cell table:style-name="ce20" office:value-type="string" calcext:value-type="string">
            <text:p>RU000A104C60 </text:p>
          </table:table-cell>
          <table:table-cell table:style-name="ce29" office:value-type="float" office:value="4582133" calcext:value-type="float">
            <text:p>4 582 133</text:p>
          </table:table-cell>
          <table:table-cell table:style-name="ce34"/>
          <table:table-cell table:style-name="ce35"/>
          <table:table-cell table:style-name="ce42" table:formula="of:=IF([.E53]&gt;0;(ABS([.F53]-[.E53]))*100/(MIN([.E53:.F53]));&quot;&quot;)">
            <text:p/>
          </table:table-cell>
          <table:table-cell table:style-name="ce46" table:number-columns-repeated="3"/>
          <table:table-cell table:style-name="ce46" table:formula="of:=IF(AND([.H53]&gt;4;[.I53]&gt;9;[.J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50</text:p>
          </table:table-cell>
          <table:table-cell table:style-name="ce19" office:value-type="string" calcext:value-type="string">
            <text:p>RU000A101FV7</text:p>
          </table:table-cell>
          <table:table-cell table:style-name="ce29" office:value-type="float" office:value="5087502" calcext:value-type="float">
            <text:p>5 087 502</text:p>
          </table:table-cell>
          <table:table-cell table:style-name="ce33"/>
          <table:table-cell table:style-name="ce35"/>
          <table:table-cell table:style-name="ce42" table:formula="of:=IF([.E54]&gt;0;(ABS([.F54]-[.E54]))*100/(MIN([.E54:.F5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4]&gt;4;[.I54]&gt;9;[.J5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2</text:p>
          </table:table-cell>
          <table:table-cell table:style-name="ce19" office:value-type="string" calcext:value-type="string">
            <text:p>RU000A101JT3</text:p>
          </table:table-cell>
          <table:table-cell table:style-name="ce29" office:value-type="float" office:value="6203934" calcext:value-type="float">
            <text:p>6 203 934</text:p>
          </table:table-cell>
          <table:table-cell table:style-name="ce33"/>
          <table:table-cell table:style-name="ce35"/>
          <table:table-cell table:style-name="ce42" table:formula="of:=IF([.E55]&gt;0;(ABS([.F55]-[.E55]))*100/(MIN([.E55:.F5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5]&gt;4;[.I55]&gt;9;[.J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3</text:p>
          </table:table-cell>
          <table:table-cell table:style-name="ce19" office:value-type="string" calcext:value-type="string">
            <text:p>RU000A101M5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6]&gt;0;(ABS([.F56]-[.E56]))*100/(MIN([.E56:.F5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6]&gt;4;[.I56]&gt;9;[.J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4</text:p>
          </table:table-cell>
          <table:table-cell table:style-name="ce19" office:value-type="string" calcext:value-type="string">
            <text:p>RU000A101Q67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7]&gt;0;(ABS([.F57]-[.E57]))*100/(MIN([.E57:.F5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7]&gt;4;[.I57]&gt;9;[.J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</text:p>
          </table:table-cell>
          <table:table-cell table:style-name="ce19" office:value-type="string" calcext:value-type="string">
            <text:p>RU000A0ZZH84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58]&gt;0;(ABS([.F58]-[.E58]))*100/(MIN([.E58:.F5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8]&gt;4;[.I58]&gt;9;[.J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5</text:p>
          </table:table-cell>
          <table:table-cell table:style-name="ce19" office:value-type="string" calcext:value-type="string">
            <text:p>RU000A101U46</text:p>
          </table:table-cell>
          <table:table-cell table:style-name="ce29" office:value-type="float" office:value="3430487" calcext:value-type="float">
            <text:p>3 430 487</text:p>
          </table:table-cell>
          <table:table-cell table:style-name="ce33"/>
          <table:table-cell table:style-name="ce35"/>
          <table:table-cell table:style-name="ce42" table:formula="of:=IF([.E59]&gt;0;(ABS([.F59]-[.E59]))*100/(MIN([.E59:.F5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9]&gt;4;[.I59]&gt;9;[.J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8</text:p>
          </table:table-cell>
          <table:table-cell table:style-name="ce19" office:value-type="string" calcext:value-type="string">
            <text:p>RU000A101YR6</text:p>
          </table:table-cell>
          <table:table-cell table:style-name="ce29" office:value-type="float" office:value="7623993" calcext:value-type="float">
            <text:p>7 623 993</text:p>
          </table:table-cell>
          <table:table-cell table:style-name="ce33"/>
          <table:table-cell table:style-name="ce35"/>
          <table:table-cell table:style-name="ce42" table:formula="of:=IF([.E60]&gt;0;(ABS([.F60]-[.E60]))*100/(MIN([.E60:.F6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0]&gt;4;[.I60]&gt;9;[.J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1]&gt;0;(ABS([.F61]-[.E61]))*100/(MIN([.E61:.F6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1]&gt;4;[.I61]&gt;9;[.J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2]&gt;0;(ABS([.F62]-[.E62]))*100/(MIN([.E62:.F6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2]&gt;4;[.I62]&gt;9;[.J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О-30</text:p>
          </table:table-cell>
          <table:table-cell table:style-name="ce19" office:value-type="string" calcext:value-type="string">
            <text:p>RU000A0JV3Q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3]&gt;0;(ABS([.F63]-[.E63]))*100/(MIN([.E63:.F6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3]&gt;4;[.I63]&gt;9;[.J6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ВТБ БО-43</text:p>
          </table:table-cell>
          <table:table-cell table:style-name="ce20" office:value-type="string" calcext:value-type="string">
            <text:p>RU000A0JU773 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64]&gt;0;(ABS([.F64]-[.E64]))*100/(MIN([.E64:.F64]));&quot;&quot;)">
            <text:p/>
          </table:table-cell>
          <table:table-cell table:style-name="ce46"/>
          <table:table-cell table:style-name="ce52"/>
          <table:table-cell table:style-name="ce46"/>
          <table:table-cell table:style-name="ce46" table:formula="of:=IF(AND([.H64]&gt;4;[.I64]&gt;9;[.J6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6"/>
          <table:table-cell table:style-name="ce19" office:value-type="string" calcext:value-type="string">
            <text:p>ВЭБ 1P-12</text:p>
          </table:table-cell>
          <table:table-cell table:style-name="ce19" office:value-type="string" calcext:value-type="string">
            <text:p>RU000A0ZZZP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5]&gt;0;(ABS([.F65]-[.E65]))*100/(MIN([.E65:.F6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5]&gt;4;[.I65]&gt;9;[.J6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1P-15</text:p>
          </table:table-cell>
          <table:table-cell table:style-name="ce19" office:value-type="string" calcext:value-type="string">
            <text:p>RU000A1004U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66]&gt;0;(ABS([.F66]-[.E66]))*100/(MIN([.E66:.F6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6]&gt;4;[.I66]&gt;9;[.J6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office:value-type="string" calcext:value-type="string">
            <text:p>ВЭБ1P-К105</text:p>
          </table:table-cell>
          <table:table-cell table:style-name="ce19" office:value-type="string" calcext:value-type="string">
            <text:p>RU000A102UY8</text:p>
          </table:table-cell>
          <table:table-cell table:style-name="ce29" office:value-type="float" office:value="8965366" calcext:value-type="float">
            <text:p>8 965 366</text:p>
          </table:table-cell>
          <table:table-cell table:style-name="ce33"/>
          <table:table-cell table:style-name="ce35"/>
          <table:table-cell table:style-name="ce42" table:formula="of:=IF([.E67]&gt;0;(ABS([.F67]-[.E67]))*100/(MIN([.E67:.F6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7]&gt;4;[.I67]&gt;9;[.J6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5</text:p>
          </table:table-cell>
          <table:table-cell table:style-name="ce19" office:value-type="string" calcext:value-type="string">
            <text:p>RU000A0JX4Q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8]&gt;0;(ABS([.F68]-[.E68]))*100/(MIN([.E68:.F6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8]&gt;4;[.I68]&gt;9;[.J6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9</text:p>
          </table:table-cell>
          <table:table-cell table:style-name="ce19" office:value-type="string" calcext:value-type="string">
            <text:p>RU000A0JXU71</text:p>
          </table:table-cell>
          <table:table-cell table:style-name="ce29" office:value-type="float" office:value="30000000" calcext:value-type="float">
            <text:p>30 000 000</text:p>
          </table:table-cell>
          <table:table-cell table:style-name="ce33"/>
          <table:table-cell table:style-name="ce35"/>
          <table:table-cell table:style-name="ce42" table:formula="of:=IF([.E69]&gt;0;(ABS([.F69]-[.E69]))*100/(MIN([.E69:.F6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9]&gt;4;[.I69]&gt;9;[.J6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09</text:p>
          </table:table-cell>
          <table:table-cell table:style-name="ce19" office:value-type="string" calcext:value-type="string">
            <text:p>RU000A0JRCX7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0]&gt;0;(ABS([.F70]-[.E70]))*100/(MIN([.E70:.F7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0]&gt;4;[.I70]&gt;9;[.J7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0</text:p>
          </table:table-cell>
          <table:table-cell table:style-name="ce19" office:value-type="string" calcext:value-type="string">
            <text:p>RU000A0JRTN2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1]&gt;0;(ABS([.F71]-[.E71]))*100/(MIN([.E71:.F7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1]&gt;4;[.I71]&gt;9;[.J7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9</text:p>
          </table:table-cell>
          <table:table-cell table:style-name="ce19" office:value-type="string" calcext:value-type="string">
            <text:p>RU000A0JT6B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72]&gt;0;(ABS([.F72]-[.E72]))*100/(MIN([.E72:.F7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2]&gt;4;[.I72]&gt;9;[.J7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4</text:p>
          </table:table-cell>
          <table:table-cell table:style-name="ce19" office:value-type="string" calcext:value-type="string">
            <text:p>RU000A0JV8D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3]&gt;0;(ABS([.F73]-[.E73]))*100/(MIN([.E73:.F7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3]&gt;4;[.I73]&gt;9;[.J7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5</text:p>
          </table:table-cell>
          <table:table-cell table:style-name="ce19" office:value-type="string" calcext:value-type="string">
            <text:p>RU000A0JV8G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4]&gt;0;(ABS([.F74]-[.E74]))*100/(MIN([.E74:.F7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4]&gt;4;[.I74]&gt;9;[.J7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4</text:p>
          </table:table-cell>
          <table:table-cell table:style-name="ce19" office:value-type="string" calcext:value-type="string">
            <text:p>RU000A0JREX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5]&gt;0;(ABS([.F75]-[.E75]))*100/(MIN([.E75:.F7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5]&gt;4;[.I75]&gt;9;[.J7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5</text:p>
          </table:table-cell>
          <table:table-cell table:style-name="ce19" office:value-type="string" calcext:value-type="string">
            <text:p>RU000A0JREZ8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6]&gt;0;(ABS([.F76]-[.E76]))*100/(MIN([.E76:.F7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6]&gt;4;[.I76]&gt;9;[.J7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8</text:p>
          </table:table-cell>
          <table:table-cell table:style-name="ce19" office:value-type="string" calcext:value-type="string">
            <text:p>RU000A0JRUY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7]&gt;0;(ABS([.F77]-[.E77]))*100/(MIN([.E77:.F7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7]&gt;4;[.I77]&gt;9;[.J7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9</text:p>
          </table:table-cell>
          <table:table-cell table:style-name="ce19" office:value-type="string" calcext:value-type="string">
            <text:p>RU000A0JRV52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8]&gt;0;(ABS([.F78]-[.E78]))*100/(MIN([.E78:.F7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8]&gt;4;[.I78]&gt;9;[.J7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Газпнф1P3R</text:p>
          </table:table-cell>
          <table:table-cell table:style-name="ce20" office:value-type="string" calcext:value-type="string">
            <text:p>RU000A0ZYDS7 </text:p>
          </table:table-cell>
          <table:table-cell table:style-name="ce29" office:value-type="float" office:value="25000000" calcext:value-type="float">
            <text:p>25 000 000</text:p>
          </table:table-cell>
          <table:table-cell table:style-name="ce33"/>
          <table:table-cell table:style-name="ce35"/>
          <table:table-cell table:style-name="ce42" table:formula="of:=IF([.E79]&gt;0;(ABS([.F79]-[.E79]))*100/(MIN([.E79:.F79]));&quot;&quot;)">
            <text:p/>
          </table:table-cell>
          <table:table-cell table:style-name="ce46" table:number-columns-repeated="3"/>
          <table:table-cell table:style-name="ce46" table:formula="of:=IF(AND([.H79]&gt;4;[.I79]&gt;9;[.J7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0]&gt;0;(ABS([.F80]-[.E80]))*100/(MIN([.E80:.F80]));&quot;&quot;)">
            <text:p/>
          </table:table-cell>
          <table:table-cell table:style-name="ce46" table:number-columns-repeated="3"/>
          <table:table-cell table:style-name="ce46" table:formula="of:=IF(AND([.H80]&gt;4;[.I80]&gt;9;[.J8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1]&gt;0;(ABS([.F81]-[.E81]))*100/(MIN([.E81:.F81]));&quot;&quot;)">
            <text:p/>
          </table:table-cell>
          <table:table-cell table:style-name="ce46" table:number-columns-repeated="3"/>
          <table:table-cell table:style-name="ce46" table:formula="of:=IF(AND([.H81]&gt;4;[.I81]&gt;9;[.J8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4</text:p>
          </table:table-cell>
          <table:table-cell table:style-name="ce20" office:value-type="string" calcext:value-type="string">
            <text:p>RU000A0JWRF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2]&gt;0;(ABS([.F82]-[.E82]))*100/(MIN([.E82:.F82]));&quot;&quot;)">
            <text:p/>
          </table:table-cell>
          <table:table-cell table:style-name="ce46" table:number-columns-repeated="3"/>
          <table:table-cell table:style-name="ce46" table:formula="of:=IF(AND([.H82]&gt;4;[.I82]&gt;9;[.J8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3]&gt;0;(ABS([.F83]-[.E83]))*100/(MIN([.E83:.F83]));&quot;&quot;)">
            <text:p/>
          </table:table-cell>
          <table:table-cell table:style-name="ce46" table:number-columns-repeated="3"/>
          <table:table-cell table:style-name="ce46" table:formula="of:=IF(AND([.H83]&gt;4;[.I83]&gt;9;[.J8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4]&gt;0;(ABS([.F84]-[.E84]))*100/(MIN([.E84:.F84]));&quot;&quot;)">
            <text:p/>
          </table:table-cell>
          <table:table-cell table:style-name="ce46" table:number-columns-repeated="3"/>
          <table:table-cell table:style-name="ce46" table:formula="of:=IF(AND([.H84]&gt;4;[.I84]&gt;9;[.J8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5]&gt;0;(ABS([.F85]-[.E85]))*100/(MIN([.E85:.F85]));&quot;&quot;)">
            <text:p/>
          </table:table-cell>
          <table:table-cell table:style-name="ce46" table:number-columns-repeated="3"/>
          <table:table-cell table:style-name="ce46" table:formula="of:=IF(AND([.H85]&gt;4;[.I85]&gt;9;[.J8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6]&gt;0;(ABS([.F86]-[.E86]))*100/(MIN([.E86:.F86]));&quot;&quot;)">
            <text:p/>
          </table:table-cell>
          <table:table-cell table:style-name="ce46" table:number-columns-repeated="3"/>
          <table:table-cell table:style-name="ce46" table:formula="of:=IF(AND([.H86]&gt;4;[.I86]&gt;9;[.J8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7]&gt;0;(ABS([.F87]-[.E87]))*100/(MIN([.E87:.F87]));&quot;&quot;)">
            <text:p/>
          </table:table-cell>
          <table:table-cell table:style-name="ce46" table:number-columns-repeated="3"/>
          <table:table-cell table:style-name="ce46" table:formula="of:=IF(AND([.H87]&gt;4;[.I87]&gt;9;[.J8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1" table:visibility="collapse">
          <table:table-cell table:style-name="ce5"/>
          <table:table-cell table:style-name="ce19" office:value-type="string" calcext:value-type="string">
            <text:p>ГПБ БО-07</text:p>
          </table:table-cell>
          <table:table-cell table:style-name="ce19" office:value-type="string" calcext:value-type="string">
            <text:p>RU000A0JU7Y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8]&gt;0;(ABS([.F88]-[.E88]))*100/(MIN([.E88:.F88]));&quot;&quot;)">
            <text:p/>
          </table:table-cell>
          <table:table-cell table:style-name="ce46" table:number-columns-repeated="3"/>
          <table:table-cell table:style-name="ce46" table:formula="of:=IF(AND([.H88]&gt;4;[.I88]&gt;9;[.J8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ПБ БО-08</text:p>
          </table:table-cell>
          <table:table-cell table:style-name="ce19" office:value-type="string" calcext:value-type="string">
            <text:p>RU000A0JUMH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9]&gt;0;(ABS([.F89]-[.E89]))*100/(MIN([.E89:.F89]));&quot;&quot;)">
            <text:p/>
          </table:table-cell>
          <table:table-cell table:style-name="ce46" table:number-columns-repeated="3"/>
          <table:table-cell table:style-name="ce46" table:formula="of:=IF(AND([.H89]&gt;4;[.I89]&gt;9;[.J8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/>
          <table:table-cell table:style-name="ce19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7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/>
          <table:table-cell table:style-name="ce73"/>
          <table:table-cell table:style-name="ce79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number-columns-repeated="769"/>
        </table:table-row>
        <table:table-row table:style-name="ro8" table:visibility="collapse" table:number-rows-repeated="1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6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 table:number-rows-repeated="5">
          <table:table-cell table:style-name="ce6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-group>
          <table:table-row table:style-name="ro8" table:visibility="collapse">
            <table:table-cell table:style-name="ce5"/>
            <table:table-cell table:style-name="ce19" table:number-columns-repeated="2"/>
            <table:table-cell table:style-name="ce29"/>
            <table:table-cell table:style-name="ce33"/>
            <table:table-cell table:style-name="ce35"/>
            <table:table-cell table:style-name="ce42"/>
            <table:table-cell table:style-name="ce46" table:number-columns-repeated="2"/>
            <table:table-cell table:style-name="ce38"/>
            <table:table-cell table:style-name="ce46" table:number-columns-repeated="2"/>
            <table:table-cell table:style-name="ce67" table:number-columns-repeated="2"/>
            <table:table-cell table:style-name="ce79"/>
            <table:table-cell table:style-name="ce82"/>
            <table:table-cell table:style-name="ce86"/>
            <table:table-cell table:style-name="ce90"/>
            <table:table-cell table:style-name="ce86" table:number-columns-repeated="2"/>
            <table:table-cell table:style-name="ce94"/>
            <table:table-cell table:style-name="ce11" table:number-columns-repeated="234"/>
            <table:table-cell table:number-columns-repeated="769"/>
          </table:table-row>
        </table:table-row-group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office:value-type="string" calcext:value-type="string">
            <text:p>ТрнфБО1P10</text:p>
          </table:table-cell>
          <table:table-cell table:style-name="ce20" office:value-type="string" calcext:value-type="string">
            <text:p>RU000A0ZZ349 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8"/>
          <table:table-cell table:style-name="ce42" table:formula="of:=IF([.E352]&gt;0;(ABS([.F343]-[.E352]))*100/(MIN([.E352:.F35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2]&gt;4;[.I352]&gt;9;[.J3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3]&gt;0;(ABS([.F353]-[.E353]))*100/(MIN([.E353:.F35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3]&gt;4;[.I353]&gt;9;[.J3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4]&gt;0;(ABS([.F354]-[.E354]))*100/(MIN([.E354:.F35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4]&gt;4;[.I354]&gt;9;[.J354]&gt;0.099);&quot;ДА&quot;;&quot;НЕТ&quot;)" office:value-type="string" office:string-value="НЕТ" calcext:value-type="string">
            <text:p>НЕТ</text:p>
          </table:table-cell>
          <table:table-cell table:style-name="ce46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6</text:p>
          </table:table-cell>
          <table:table-cell table:style-name="ce19" office:value-type="string" calcext:value-type="string">
            <text:p>RU000A0JXM97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5"/>
          <table:table-cell table:style-name="ce38"/>
          <table:table-cell table:style-name="ce42" table:formula="of:=IF([.E355]&gt;0;(ABS([.F345]-[.E355]))*100/(MIN([.E355:.F35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5]&gt;4;[.I355]&gt;9;[.J3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6]&gt;0;(ABS([.F356]-[.E356]))*100/(MIN([.E356:.F35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6]&gt;4;[.I356]&gt;9;[.J3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7]&gt;0;(ABS([.F357]-[.E357]))*100/(MIN([.E357:.F35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7]&gt;4;[.I357]&gt;9;[.J3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8]&gt;0;(ABS([.F358]-[.E358]))*100/(MIN([.E358:.F35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8]&gt;4;[.I358]&gt;9;[.J3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59]&gt;0;(ABS([.F352]-[.E359]))*100/(MIN([.E359:.F35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9]&gt;4;[.I359]&gt;9;[.J3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60]&gt;0;(ABS([.F355]-[.E360]))*100/(MIN([.E360:.F36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0]&gt;4;[.I360]&gt;9;[.J3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1]&gt;0;(ABS([.F361]-[.E361]))*100/(MIN([.E361:.F36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1]&gt;4;[.I361]&gt;9;[.J3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2]&gt;0;(ABS([.F362]-[.E362]))*100/(MIN([.E362:.F36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2]&gt;4;[.I362]&gt;9;[.J3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table:number-columns-repeated="2"/>
          <table:table-cell table:style-name="ce30" office:value-type="string" calcext:value-type="string">
            <text:p>USD</text:p>
          </table:table-cell>
          <table:table-cell table:style-name="ce35"/>
          <table:table-cell table:style-name="ce38"/>
          <table:table-cell table:style-name="ce42" table:formula="of:=IF([.E363]&gt;0;(ABS([.F359]-[.E363]))*100/(MIN([.E363:.F363]));&quot;&quot;)">
            <text:p/>
          </table:table-cell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GAZ-22</text:p>
          </table:table-cell>
          <table:table-cell table:style-name="ce19" office:value-type="string" calcext:value-type="string">
            <text:p>XS0290580595</text:p>
          </table:table-cell>
          <table:table-cell table:style-name="ce29" office:value-type="float" office:value="1300000" calcext:value-type="float">
            <text:p>1 300 000</text:p>
          </table:table-cell>
          <table:table-cell table:style-name="ce33"/>
          <table:table-cell table:style-name="ce40"/>
          <table:table-cell table:style-name="ce42" table:formula="of:=IF([.E364]&gt;0;(ABS([.F360]-[.E364]))*100/(MIN([.E364:.F364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RosNef-22</text:p>
          </table:table-cell>
          <table:table-cell table:style-name="ce19" office:value-type="string" calcext:value-type="string">
            <text:p>XS0861981180</text:p>
          </table:table-cell>
          <table:table-cell table:style-name="ce29" office:value-type="float" office:value="2000000" calcext:value-type="float">
            <text:p>2 000 000</text:p>
          </table:table-cell>
          <table:table-cell table:style-name="ce35"/>
          <table:table-cell table:style-name="ce40"/>
          <table:table-cell table:style-name="ce42" table:formula="of:=IF([.E365]&gt;0;(ABS([.F361]-[.E365]))*100/(MIN([.E365:.F365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VEB-22</text:p>
          </table:table-cell>
          <table:table-cell table:style-name="ce19" office:value-type="string" calcext:value-type="string">
            <text:p>XS0800817073</text:p>
          </table:table-cell>
          <table:table-cell table:style-name="ce29" office:value-type="float" office:value="1000000" calcext:value-type="float">
            <text:p>1 000 000</text:p>
          </table:table-cell>
          <table:table-cell table:style-name="ce33"/>
          <table:table-cell table:style-name="ce40"/>
          <table:table-cell table:style-name="ce42" table:formula="of:=IF([.E366]&gt;0;(ABS([.F363]-[.E366]))*100/(MIN([.E366:.F366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1) за предшедствующие 45 календарных дней (количество дней, в которые заключались сделки с ЦБ не менее 5 дней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2) за предшедствующие 45 календарных дней (не мненее 10 сделок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3) за предшедствующие 45 календарных дней (минимальный суммарный объем заключенных сделок с ЦБ не менее 0.1% от объема выпус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4) Прошло не более 30 календарных дней от даты первичного размещения (случае невозможности определить справедливую стоимость в порядке, установленном для активного рын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При условии невыполнения одного из критериев активности рынка, коэф 0.99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Расчет определения справедливой стоимости рыночным/доходным методом прилагается на отдельном листею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4">
          <table:table-cell table:style-name="ce2"/>
          <table:table-cell table:style-name="ce22" office:value-type="string" calcext:value-type="string" table:number-columns-spanned="11" table:number-rows-spanned="1">
            <text:p>По всем ценным бумагам, имеющимся на балансе банка, проведен мониторинг адекватности справедливой стоимости.</text:p>
            <text:p>Признаков обесценения ценных бумаг, свидетельствующих о необходимости корректировки исходных данных, не выявлено.</text:p>
          </table:table-cell>
          <table:covered-table-cell table:number-columns-repeated="10"/>
          <table:table-cell table:style-name="ce59" table:number-columns-repeated="5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table:number-columns-repeated="6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Директор Казначейства 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5">
          <table:table-cell table:style-name="ce2"/>
          <table:table-cell table:style-name="ce11" office:value-type="string" calcext:value-type="string">
            <text:p>Руководитель ГcиУКО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61" table:number-columns-repeated="3"/>
          <table:table-cell table:style-name="ce59" table:number-columns-repeated="2"/>
          <table:table-cell table:style-name="ce61" table:number-columns-repeated="2"/>
          <table:table-cell table:style-name="ce54"/>
          <table:table-cell table:style-name="ce61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6" table:number-rows-repeated="104819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Лист1.$A$1" table:cell-range-address="$Лист1.$A$3:.$U$376"/>
          <table:named-range table:name="Excel_BuiltIn__FilterDatabase" table:base-cell-address="$Лист1.$A$1" table:cell-range-address="$Лист1.$A$8:.$U$376"/>
        </table:named-expressions>
      </table:table>
      <table:named-expressions>
        <table:named-expression table:name="load_info" table:base-cell-address="$Лист1.$A$1" table:expression="#REF!"/>
        <table:named-expression table:name="order_field" table:base-cell-address="$Лист1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">
      <number:number number:decimal-places="4" number:min-decimal-places="4" number:min-integer-digits="1" number:grouping="true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date-style style:name="N10155" number:language="en" number:country="US">
      <number:day/>
      <number:text>-</number:text>
      <number:month number:textual="true"/>
      <number:text>-</number:text>
      <number:year/>
    </number:date-style>
    <number:time-style style:name="N1015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47" number:language="en" number:country="US">
      <number:day/>
      <number:text>-</number:text>
      <number:month number:textual="true"/>
    </number:date-style>
    <number:currency-style style:name="N1014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date-style style:name="N1012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5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4P0"/>
    </number:number-style>
    <number:currency-style style:name="N1012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time-style style:name="N10138" number:language="en" number:country="US">
      <number:hours/>
      <number:text>:</number:text>
      <number:minutes number:style="long"/>
      <number:text> </number:text>
      <number:am-pm/>
    </number:time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6" number:language="en" number:country="US">
      <number:hours/>
      <number:text>:</number:text>
      <number:minutes number:style="long"/>
    </number:time-style>
    <number:date-style style:name="N10137" number:language="en" number:country="US">
      <number:month number:textual="true"/>
      <number:text>-</number:text>
      <number:year/>
    </number:date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date-style style:name="N20107" number:language="ru" number:country="RU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Verdana" fo:font-family="Verdana" style:font-name-asian="Linux Libertine G" style:font-family-asian="'Linux Libertine G'" style:font-family-generic-asian="system" style:font-pitch-asian="variable" style:font-name-complex="Verdana" style:font-family-complex="Verdan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17T15:12:41.796133033</dc:date>
    <meta:editing-duration>PT1H44M</meta:editing-duration>
    <meta:editing-cycles>50</meta:editing-cycles>
    <meta:document-statistic meta:table-count="1" meta:cell-count="622" meta:object-count="0"/>
  </office:meta>
</office:document-meta>
</file>